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16cm"/>
    </style:style>
    <style:style style:name="co3" style:family="table-column">
      <style:table-column-properties fo:break-before="auto" style:column-width="8.38cm"/>
    </style:style>
    <style:style style:name="co4" style:family="table-column">
      <style:table-column-properties fo:break-before="auto" style:column-width="7.99cm"/>
    </style:style>
    <style:style style:name="co5" style:family="table-column">
      <style:table-column-properties fo:break-before="auto" style:column-width="7.85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-ranges="Sheet1.A1:Sheet1.C39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>
            <text:p>Abschätzung vor Prototypenproduktion</text:p>
          </table:table-cell>
          <table:table-cell office:value-type="string">
            <text:p>Abschätzung während Prototypenproduktion</text:p>
          </table:table-cell>
          <table:table-cell office:value-type="string">
            <text:p>Auf Basis der Angebot</text:p>
          </table:table-cell>
        </table:table-row>
        <table:table-row table:style-name="ro1">
          <table:table-cell office:value-type="string">
            <text:p>Serie Stückzahl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Box</text:p>
          </table:table-cell>
          <table:table-cell office:value-type="string">
            <text:p>100,- + 9.-/Stück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string">
            <text:p>Einrichtung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Produktion</text:p>
          </table:table-cell>
          <table:table-cell table:formula="of:= 9*32" office:value-type="float" office:value="288">
            <text:p>28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ege &amp; Faltung geschätzt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tege</text:p>
          </table:table-cell>
          <table:table-cell table:number-columns-repeated="2" office:value-type="float" office:value="32">
            <text:p>32</text:p>
          </table:table-cell>
          <table:table-cell/>
        </table:table-row>
        <table:table-row table:style-name="ro1">
          <table:table-cell table:style-name="ce1" office:value-type="string">
            <text:p>Faltung</text:p>
          </table:table-cell>
          <table:table-cell table:number-columns-repeated="2" office:value-type="float" office:value="32">
            <text:p>3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Brett</text:p>
          </table:table-cell>
          <table:table-cell office:value-type="string">
            <text:p>50,- + 8,-/Stück</text:p>
          </table:table-cell>
          <table:table-cell table:number-columns-repeated="2"/>
        </table:table-row>
        <table:table-row table:style-name="ro1">
          <table:table-cell office:value-type="string">
            <text:p>Einrichtung</text:p>
          </table:table-cell>
          <table:table-cell table:number-columns-repeated="2"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Produktion</text:p>
          </table:table-cell>
          <table:table-cell table:formula="of:= 8*32" office:value-type="float" office:value="256">
            <text:p>256</text:p>
          </table:table-cell>
          <table:table-cell office:value-type="float" office:value="160">
            <text:p>160</text:p>
          </table:table-cell>
          <table:table-cell office:value-type="float" office:value="3500">
            <text:p>3500</text:p>
          </table:table-cell>
        </table:table-row>
        <table:table-row table:style-name="ro1">
          <table:table-cell table:style-name="ce1" office:value-type="string">
            <text:p>Lasern</text:p>
          </table:table-cell>
          <table:table-cell office:value-type="string">
            <text:p>13,-/Stück</text:p>
          </table:table-cell>
          <table:table-cell office:value-type="string">
            <text:p>7,-/Stück</text:p>
          </table:table-cell>
          <table:table-cell/>
        </table:table-row>
        <table:table-row table:style-name="ro1">
          <table:table-cell office:value-type="string">
            <text:p>Produktion</text:p>
          </table:table-cell>
          <table:table-cell table:formula="of:= 13*32" office:value-type="float" office:value="416">
            <text:p>416</text:p>
          </table:table-cell>
          <table:table-cell office:value-type="float" office:value="140">
            <text:p>140</text:p>
          </table:table-cell>
          <table:table-cell office:value-type="float" office:value="4400">
            <text:p>44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Karten</text:p>
          </table:table-cell>
          <table:table-cell office:value-type="string">
            <text:p>50 + 3,72,-/Deck</text:p>
          </table:table-cell>
          <table:table-cell table:number-columns-repeated="2"/>
        </table:table-row>
        <table:table-row table:style-name="ro1">
          <table:table-cell office:value-type="string">
            <text:p>Einrichtung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Produktion</text:p>
          </table:table-cell>
          <table:table-cell table:formula="of:= 3.72*32" office:value-type="float" office:value="119.04">
            <text:p>119,04</text:p>
          </table:table-cell>
          <table:table-cell office:value-type="float" office:value="139.28">
            <text:p>139,28</text:p>
          </table:table-cell>
          <table:table-cell/>
        </table:table-row>
        <table:table-row table:style-name="ro1">
          <table:table-cell/>
          <table:table-cell office:value-type="string">
            <text:p>Schätze und Hilfe/Stadt geschätzt</text:p>
          </table:table-cell>
          <table:table-cell table:number-columns-repeated="2"/>
        </table:table-row>
        <table:table-row table:style-name="ro1">
          <table:table-cell table:style-name="ce1" office:value-type="string">
            <text:p>Schätze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table:style-name="ce1" office:value-type="string">
            <text:p>Hilfe &amp; Stadt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/>
          <table:table-cell office:value-type="string">
            <text:p>Meeple 0,09/Stück, Würfel 0,25/Stück</text:p>
          </table:table-cell>
          <table:table-cell office:value-type="string">
            <text:p>Meeple 0,10/Stück, Würfel 0,25/Stück</text:p>
          </table:table-cell>
          <table:table-cell/>
        </table:table-row>
        <table:table-row table:style-name="ro1">
          <table:table-cell table:style-name="ce1" office:value-type="string">
            <text:p>Pöppel</text:p>
          </table:table-cell>
          <table:table-cell table:formula="of:=32 * 4 * 0.09" office:value-type="float" office:value="11.52">
            <text:p>11,5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table:style-name="ce1" office:value-type="string">
            <text:p>Würfel</text:p>
          </table:table-cell>
          <table:table-cell table:formula="of:=32*0.25" office:value-type="float" office:value="8">
            <text:p>8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2">
          <table:table-cell table:style-name="ce1" office:value-type="string">
            <text:p>Fähnchen</text:p>
          </table:table-cell>
          <table:table-cell office:value-type="string">
            <text:p>Niete 100 Stück 1,01 + 4,16 Versand = 0,05/Stück</text:p>
            <text:p>Aufkleber 128 Stück 20,07 = 0,15/Stück </text:p>
          </table:table-cell>
          <table:table-cell office:value-type="float" office:value="220">
            <text:p>220</text:p>
          </table:table-cell>
          <table:table-cell/>
        </table:table-row>
        <table:table-row table:style-name="ro1">
          <table:table-cell office:value-type="string">
            <text:p>Niete</text:p>
          </table:table-cell>
          <table:table-cell table:formula="of:=20*0.05" office:value-type="float" office:value="1">
            <text:p>1</text:p>
          </table:table-cell>
          <table:table-cell table:formula="of:=20*0.05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Aufkleber</text:p>
          </table:table-cell>
          <table:table-cell office:value-type="float" office:value="20.07">
            <text:p>20,07</text:p>
          </table:table-cell>
          <table:table-cell office:value-type="float" office:value="27.04">
            <text:p>27,0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Regelheft</text:p>
          </table:table-cell>
          <table:table-cell table:number-columns-repeated="2" office:value-type="string">
            <text:p>Flyeralarm 160,-/100Stück</text:p>
          </table:table-cell>
          <table:table-cell/>
        </table:table-row>
        <table:table-row table:style-name="ro1">
          <table:table-cell office:value-type="string">
            <text:p>Produktion</text:p>
          </table:table-cell>
          <table:table-cell table:formula="of:=32 * 1.6" office:value-type="float" office:value="51.2">
            <text:p>51,2</text:p>
          </table:table-cell>
          <table:table-cell table:formula="of:=32 * 1.6" office:value-type="float" office:value="51.2">
            <text:p>51,2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table:formula="of:=SUM([.B4:.B36])" office:value-type="float" office:value="1634.83">
            <text:p>1634,83</text:p>
          </table:table-cell>
          <table:table-cell table:formula="of:=SUM([.C4:.C36])" office:value-type="float" office:value="1340.52">
            <text:p>1340,52</text:p>
          </table:table-cell>
          <table:table-cell/>
        </table:table-row>
        <table:table-row table:style-name="ro1">
          <table:table-cell office:value-type="string">
            <text:p>pro Spiel</text:p>
          </table:table-cell>
          <table:table-cell table:formula="of:=[.B37]/[.B2]" office:value-type="float" office:value="51.0884375">
            <text:p>51,09</text:p>
          </table:table-cell>
          <table:table-cell table:formula="of:=[.C37]/[.C2]" office:value-type="float" office:value="67.026">
            <text:p>67,03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2cm" fo:margin-bottom="0.631cm" style:scale-to="9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-0.644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4">14.01.2022</text:date>, <text:time>18:0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9H6M16S</meta:editing-duration>
    <meta:editing-cycles>10</meta:editing-cycles>
    <meta:generator>OpenOffice/4.1.5$Win32 OpenOffice.org_project/415m1$Build-9789</meta:generator>
    <dc:date>2022-01-14T18:00:15.72</dc:date>
    <dc:creator>Jirka Dell'Oro-Friedl</dc:creator>
    <meta:printed-by>Jirka Dell'Oro-Friedl</meta:printed-by>
    <meta:print-date>2022-01-12T12:36:06.25</meta:print-date>
    <meta:document-statistic meta:table-count="3" meta:cell-count="79" meta:object-count="0"/>
    <meta:user-defined meta:name="Info 1"/>
    <meta:user-defined meta:name="Info 2"/>
    <meta:user-defined meta:name="Info 3"/>
    <meta:user-defined meta:name="Info 4"/>
  </office:meta>
</office:document-meta>
</file>